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571b" officeooo:paragraph-rsid="001133d3"/>
    </style:style>
    <style:style style:name="T1" style:family="text">
      <style:text-properties officeooo:rsid="001133d3"/>
    </style:style>
    <style:style style:name="T2" style:family="text">
      <style:text-properties officeooo:rsid="00113bba"/>
    </style:style>
    <style:style style:name="T3" style:family="text">
      <style:text-properties officeooo:rsid="001324f9"/>
    </style:style>
    <style:style style:name="T4" style:family="text">
      <style:text-properties officeooo:rsid="0013d29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orwort<text:line-break/><text:line-break/>Zunächst möchte ich mich bei meinem guten Freund Florian Kratzer bedanken, der mir immer mit guten Ratschlägen und einem offenem Ohr zur Seite Stand. Außerdem möchte ich mich bei Herrn Jens Müller, für seine Unterstützung bei dieser Bachelorarbeit bedanken.<text:line-break/><text:line-break/><text:line-break/>Einleitung<text:line-break/><text:line-break/>Motivation</text:p>
      <text:p text:style-name="P1"><text:span text:style-name="T1">Seit meiner frühen Kindheit begeistere ich mich für die Thematik, interaktiver Medien, insbesondere für das Feld der Videospiele.</text:span><text:line-break/>In meinem bisherigen Studium <text:span text:style-name="T1">hatte ich viele Möglichkeiten, mich gezielt in diesem Bereich fortzubilden</text:span>. Es wurden verschiedene Projekte und Fächer, welche die Thematik des „Game-Design“ behandeln belegt. <text:span text:style-name="T1">Ich hoffe, das ich mich auch nach dem Studium die Möglichkeit haben werde mich in diese Richtung weiterzubilden und dass die</text:span> erlernten Kenntnisse und Fähigkeiten sich dabei, <text:span text:style-name="T3">sowohl in der Weiterbildung, als auch</text:span> im späteren Berufsleben als wertvoll und nützlich <text:span text:style-name="T1">er</text:span>weisen <text:span text:style-name="T1">werden</text:span>. <text:line-break/><text:line-break/>Legitimation der Arbeit<text:line-break/><text:line-break/>Wie bereits erwähnt wurden im Laufe des Studiums, weitreichende Kenntnisse im Bereich der Videospiele, insbesondere im Bereich der theoretischen Planung und Konzeption von Videos<text:span text:style-name="T1">p</text:span>ielen erworben. Die Bachelorarbeit ist eine gute Möglichkeit, diese Kenntnisse zu erweitern und konkret in einer Arbeit zu realisieren. Die abgeschlossene <text:span text:style-name="T1">Arbeit </text:span>dürfte insbesondere für Entwickler von Videospielen <text:span text:style-name="T1">und</text:span> Personen die Interesse an verschiedenen Aspekten des „Game-Design“ besitzen, <text:span text:style-name="T1">von Interesse sein</text:span> und <text:span text:style-name="T1">ihnen </text:span>hoffentlich <text:span text:style-name="T1">auch als </text:span>nützlich<text:span text:style-name="T1">e</text:span> Inspiration-Quelle für weitere Arbeiten in diese Richtung dienen.<text:line-break/><text:line-break/>Ziele der Arbeit<text:line-break/><text:line-break/>Ziele der Arbeit sind, <text:span text:style-name="T1">Aspekte </text:span>der <text:span text:style-name="T1">sog.</text:span> „Immersion“, in Anwendung auf Videospiele zu <text:span text:style-name="T4">U</text:span>ntersuchen und zu definieren. Es wird das Konzept und der Prototyp eines Videospieles entwickelt, in dem die zuvor definierten <text:span text:style-name="T1">Bedingungen</text:span> zur <text:span text:style-name="T1">Kreation einer </text:span><text:s/>„Immers<text:span text:style-name="T1">iven“-Wirkung</text:span> zur Anwendung kommen.<text:line-break/>Bei der Entwicklung des Prototypen ist hervorzuheben, das in der Konzeption Schwerpunkte <text:span text:style-name="T2">definiert werden</text:span>, auf die sich die Realisierung des Prototypen primär konzentrieren soll. Es ist kein Ziel ein <text:span text:style-name="T2">komplettes</text:span>, abgeschlossenes Spiel zu realisieren, sondern eine sog. Demo<text:span text:style-name="T2">-Version</text:span>, also einen Spielprototyp, der nur bestimmte Aspekte des <text:span text:style-name="T4">Videos</text:span>pieles behandeln soll.<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1T18:40:09.438000000</meta:creation-date>
    <dc:date>2018-01-23T15:58:27.884000000</dc:date>
    <meta:editing-duration>PT5M48S</meta:editing-duration>
    <meta:editing-cycles>4</meta:editing-cycles>
    <meta:generator>LibreOffice/5.3.7.2$Windows_X86_64 LibreOffice_project/6b8ed514a9f8b44d37a1b96673cbbdd077e24059</meta:generator>
    <meta:document-statistic meta:table-count="0" meta:image-count="0" meta:object-count="0" meta:page-count="1" meta:paragraph-count="2" meta:word-count="302" meta:character-count="2207" meta:non-whitespace-character-count="1895"/>
  </office:meta>
</office:document-meta>
</file>